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ImportResolver.resolveImports( SchemaResource [ ] resource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SchemaLocator.SchemaLocator( String namespace , String schema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